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4c1e9" officeooo:paragraph-rsid="0004c1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06eb67" officeooo:paragraph-rsid="0006eb6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554b4a" officeooo:paragraph-rsid="00554b4a"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61ef7b" officeooo:paragraph-rsid="0061ef7b"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0ba139" officeooo:paragraph-rsid="001fab0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7e99" officeooo:paragraph-rsid="00237e9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90a78" officeooo:paragraph-rsid="00390a7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ac8df" officeooo:paragraph-rsid="004ac8d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5018b0" officeooo:paragraph-rsid="005018b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519c87" officeooo:paragraph-rsid="00519c8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65a96d" officeooo:paragraph-rsid="0065a96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883d1d" officeooo:paragraph-rsid="00883d1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92c22e" officeooo:paragraph-rsid="0092c22e"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9acbaa" officeooo:paragraph-rsid="009acba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a20b3b" officeooo:paragraph-rsid="00a20b3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acd752" officeooo:paragraph-rsid="00acd752" style:font-size-asian="10.5pt" style:font-weight-asian="normal" style:font-size-complex="12pt" style:font-weight-complex="normal"/>
    </style:style>
    <style:style style:name="T1" style:family="text">
      <style:text-properties officeooo:rsid="000cf0f7"/>
    </style:style>
    <style:style style:name="T2" style:family="text">
      <style:text-properties officeooo:rsid="00104675"/>
    </style:style>
    <style:style style:name="T3" style:family="text">
      <style:text-properties officeooo:rsid="0014ca9e"/>
    </style:style>
    <style:style style:name="T4" style:family="text">
      <style:text-properties officeooo:rsid="00157695"/>
    </style:style>
    <style:style style:name="T5" style:family="text">
      <style:text-properties officeooo:rsid="00173711"/>
    </style:style>
    <style:style style:name="T6" style:family="text">
      <style:text-properties officeooo:rsid="001a61dc"/>
    </style:style>
    <style:style style:name="T7" style:family="text">
      <style:text-properties officeooo:rsid="001ad165"/>
    </style:style>
    <style:style style:name="T8" style:family="text">
      <style:text-properties officeooo:rsid="001ca1b9"/>
    </style:style>
    <style:style style:name="T9" style:family="text">
      <style:text-properties officeooo:rsid="001e0f80"/>
    </style:style>
    <style:style style:name="T10" style:family="text">
      <style:text-properties officeooo:rsid="002578e0"/>
    </style:style>
    <style:style style:name="T11" style:family="text">
      <style:text-properties officeooo:rsid="0026c1cd"/>
    </style:style>
    <style:style style:name="T12" style:family="text">
      <style:text-properties officeooo:rsid="0027cab4"/>
    </style:style>
    <style:style style:name="T13" style:family="text">
      <style:text-properties officeooo:rsid="00281394"/>
    </style:style>
    <style:style style:name="T14" style:family="text">
      <style:text-properties officeooo:rsid="002a0567"/>
    </style:style>
    <style:style style:name="T15" style:family="text">
      <style:text-properties officeooo:rsid="002a6450"/>
    </style:style>
    <style:style style:name="T16" style:family="text">
      <style:text-properties officeooo:rsid="002af455"/>
    </style:style>
    <style:style style:name="T17" style:family="text">
      <style:text-properties officeooo:rsid="002ccc3c"/>
    </style:style>
    <style:style style:name="T18" style:family="text">
      <style:text-properties officeooo:rsid="0032e6e7"/>
    </style:style>
    <style:style style:name="T19" style:family="text">
      <style:text-properties officeooo:rsid="0035b344"/>
    </style:style>
    <style:style style:name="T20" style:family="text">
      <style:text-properties officeooo:rsid="0036ae3a"/>
    </style:style>
    <style:style style:name="T21" style:family="text">
      <style:text-properties officeooo:rsid="0037f070"/>
    </style:style>
    <style:style style:name="T22" style:family="text">
      <style:text-properties officeooo:rsid="00397bc5"/>
    </style:style>
    <style:style style:name="T23" style:family="text">
      <style:text-properties officeooo:rsid="003c88bb"/>
    </style:style>
    <style:style style:name="T24" style:family="text">
      <style:text-properties officeooo:rsid="003e02fc"/>
    </style:style>
    <style:style style:name="T25" style:family="text">
      <style:text-properties officeooo:rsid="003f40f1"/>
    </style:style>
    <style:style style:name="T26" style:family="text">
      <style:text-properties officeooo:rsid="00410400"/>
    </style:style>
    <style:style style:name="T27" style:family="text">
      <style:text-properties officeooo:rsid="00451439"/>
    </style:style>
    <style:style style:name="T28" style:family="text">
      <style:text-properties officeooo:rsid="00483dec"/>
    </style:style>
    <style:style style:name="T29" style:family="text">
      <style:text-properties officeooo:rsid="0049244a"/>
    </style:style>
    <style:style style:name="T30" style:family="text">
      <style:text-properties officeooo:rsid="004cdad2"/>
    </style:style>
    <style:style style:name="T31" style:family="text">
      <style:text-properties officeooo:rsid="005b0acd"/>
    </style:style>
    <style:style style:name="T32" style:family="text">
      <style:text-properties officeooo:rsid="0063c6bb"/>
    </style:style>
    <style:style style:name="T33" style:family="text">
      <style:text-properties officeooo:rsid="00690724"/>
    </style:style>
    <style:style style:name="T34" style:family="text">
      <style:text-properties officeooo:rsid="006d2a17"/>
    </style:style>
    <style:style style:name="T35" style:family="text">
      <style:text-properties officeooo:rsid="006d7f87"/>
    </style:style>
    <style:style style:name="T36" style:family="text">
      <style:text-properties officeooo:rsid="006f3575"/>
    </style:style>
    <style:style style:name="T37" style:family="text">
      <style:text-properties officeooo:rsid="0071217d"/>
    </style:style>
    <style:style style:name="T38" style:family="text">
      <style:text-properties officeooo:rsid="00730533"/>
    </style:style>
    <style:style style:name="T39" style:family="text">
      <style:text-properties officeooo:rsid="00753585"/>
    </style:style>
    <style:style style:name="T40" style:family="text">
      <style:text-properties officeooo:rsid="0076ef10"/>
    </style:style>
    <style:style style:name="T41" style:family="text">
      <style:text-properties officeooo:rsid="0077c0fd"/>
    </style:style>
    <style:style style:name="T42" style:family="text">
      <style:text-properties officeooo:rsid="0079805d"/>
    </style:style>
    <style:style style:name="T43" style:family="text">
      <style:text-properties officeooo:rsid="007a6d56"/>
    </style:style>
    <style:style style:name="T44" style:family="text">
      <style:text-properties officeooo:rsid="007c1162"/>
    </style:style>
    <style:style style:name="T45" style:family="text">
      <style:text-properties officeooo:rsid="007c2404"/>
    </style:style>
    <style:style style:name="T46" style:family="text">
      <style:text-properties officeooo:rsid="007dc5c6"/>
    </style:style>
    <style:style style:name="T47" style:family="text">
      <style:text-properties officeooo:rsid="007e2987"/>
    </style:style>
    <style:style style:name="T48" style:family="text">
      <style:text-properties officeooo:rsid="007f5e9c"/>
    </style:style>
    <style:style style:name="T49" style:family="text">
      <style:text-properties officeooo:rsid="008129be"/>
    </style:style>
    <style:style style:name="T50" style:family="text">
      <style:text-properties officeooo:rsid="0082e8e1"/>
    </style:style>
    <style:style style:name="T51" style:family="text">
      <style:text-properties officeooo:rsid="008424aa"/>
    </style:style>
    <style:style style:name="T52" style:family="text">
      <style:text-properties officeooo:rsid="00848a5c"/>
    </style:style>
    <style:style style:name="T53" style:family="text">
      <style:text-properties officeooo:rsid="008499ca"/>
    </style:style>
    <style:style style:name="T54" style:family="text">
      <style:text-properties officeooo:rsid="0085f194"/>
    </style:style>
    <style:style style:name="T55" style:family="text">
      <style:text-properties officeooo:rsid="008a1fa4"/>
    </style:style>
    <style:style style:name="T56" style:family="text">
      <style:text-properties officeooo:rsid="008a6cb7"/>
    </style:style>
    <style:style style:name="T57" style:family="text">
      <style:text-properties officeooo:rsid="008b2e63"/>
    </style:style>
    <style:style style:name="T58" style:family="text">
      <style:text-properties officeooo:rsid="008b716f"/>
    </style:style>
    <style:style style:name="T59" style:family="text">
      <style:text-properties officeooo:rsid="008ce427"/>
    </style:style>
    <style:style style:name="T60" style:family="text">
      <style:text-properties officeooo:rsid="008edc14"/>
    </style:style>
    <style:style style:name="T61" style:family="text">
      <style:text-properties officeooo:rsid="008fccaa"/>
    </style:style>
    <style:style style:name="T62" style:family="text">
      <style:text-properties officeooo:rsid="00946552"/>
    </style:style>
    <style:style style:name="T63" style:family="text">
      <style:text-properties officeooo:rsid="0095dd80"/>
    </style:style>
    <style:style style:name="T64" style:family="text">
      <style:text-properties officeooo:rsid="00972643"/>
    </style:style>
    <style:style style:name="T65" style:family="text">
      <style:text-properties officeooo:rsid="009c58f6"/>
    </style:style>
    <style:style style:name="T66" style:family="text">
      <style:text-properties officeooo:rsid="009de57b"/>
    </style:style>
    <style:style style:name="T67" style:family="text">
      <style:text-properties officeooo:rsid="009fb7a2"/>
    </style:style>
    <style:style style:name="T68" style:family="text">
      <style:text-properties officeooo:rsid="00a024ba"/>
    </style:style>
    <style:style style:name="T69" style:family="text">
      <style:text-properties officeooo:rsid="00a3ea09"/>
    </style:style>
    <style:style style:name="T70" style:family="text">
      <style:text-properties officeooo:rsid="00a417b2"/>
    </style:style>
    <style:style style:name="T71" style:family="text">
      <style:text-properties officeooo:rsid="00a907c3"/>
    </style:style>
    <style:style style:name="T72" style:family="text">
      <style:text-properties officeooo:rsid="00aa8b06"/>
    </style:style>
    <style:style style:name="T73" style:family="text">
      <style:text-properties officeooo:rsid="00ab51d5"/>
    </style:style>
    <style:style style:name="T74" style:family="text">
      <style:text-properties officeooo:rsid="00ae0966"/>
    </style:style>
    <style:style style:name="T75" style:family="text">
      <style:text-properties officeooo:rsid="00b11011"/>
    </style:style>
    <style:style style:name="T76" style:family="text">
      <style:text-properties officeooo:rsid="00b1e677"/>
    </style:style>
    <style:style style:name="T77" style:family="text">
      <style:text-properties officeooo:rsid="00b31eb6"/>
    </style:style>
    <style:style style:name="T78" style:family="text">
      <style:text-properties officeooo:rsid="00b389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P1"/>
      <text:p text:style-name="P1"/>
      <text:p text:style-name="P2">INTRODUCTION</text:p>
      <text:p text:style-name="P2"/>
      <text:p text:style-name="P5"><text:span text:style-name="T2">Benjamin Proudfit said that,</text:span>“Your opinion matters <text:span text:style-name="T1">especially if it’s supported by facts and observations</text:span>”. <text:span text:style-name="T9">Even judiciary courts require both the victim and the accused to provide evidences in their support which can be in the form of digital media or have someone put their observations as a witness in front of the judges. </text:span><text:span text:style-name="T3">While facts and observations seem to strengthen one’s opinion, we can hypothesise that </text:span><text:span text:style-name="T4">various</text:span><text:span text:style-name="T3"> types of </text:span><text:span text:style-name="T5">evidences have different persuasion and influential powers. </text:span><text:span text:style-name="T6">An image can significantly have more impact than </text:span><text:span text:style-name="T7">an article/post </text:span><text:span text:style-name="T8">while in some cases, a video may prove superior.</text:span></text:p>
      <text:p text:style-name="P5"/>
      <text:p text:style-name="P6">Recent studies have shown that find themselves to be in a more comfortable spot when they <text:span text:style-name="T10">share their opinion with the masses through the </text:span><text:span text:style-name="T11">aid</text:span><text:span text:style-name="T10"> of social media </text:span><text:span text:style-name="T12">rather than confronting people physically. </text:span><text:span text:style-name="T13">People tend to feel more freedom when they post their views on social sites like Reddit, </text:span><text:span text:style-name="T14">Twitter</text:span><text:span text:style-name="T13">. </text:span><text:span text:style-name="T15">Even though the internet provides some great benefits </text:span><text:span text:style-name="T16">like anonymity, </text:span><text:span text:style-name="T17">bigger reach and easier communication, </text:span><text:span text:style-name="T19">these can also help in the flow of toxicity and misinformation on the internet</text:span><text:span text:style-name="T18">. </text:span><text:span text:style-name="T20">Scams, cyber-bullying, propaganda are just a few crimes that do not let the internet to be </text:span><text:span text:style-name="T21">regarded</text:span><text:span text:style-name="T20"> as 100% safe.</text:span></text:p>
      <text:p text:style-name="P6"/>
      <text:p text:style-name="P7">We can find the anti-social elements <text:span text:style-name="T22">both </text:span>physically <text:span text:style-name="T23">as well as </text:span>virtually. <text:span text:style-name="T24">When looked up closely, <text:s/>both sides <text:s/>of the society seem to just put up their or someone else’s opinion </text:span><text:span text:style-name="T25">forward to gain mass agreement. </text:span><text:span text:style-name="T26">Even in the case of </text:span><text:span text:style-name="T28">mis</text:span><text:span text:style-name="T26">information, </text:span><text:span text:style-name="T27">the original poster is trying to disrupt others opinion or thought process. </text:span><text:span text:style-name="T29">So, how we know that which means of information is most vulnerable to be exploited ? Or if any particular type is superior to every other ?</text:span></text:p>
      <text:p text:style-name="P7"/>
      <text:p text:style-name="P8"/>
      <text:p text:style-name="P8">Research in similar areas has been done and yielded <text:span text:style-name="T30">marvellous</text:span> outcomes. </text:p>
      <text:p text:style-name="P9">Add stakeholders.</text:p>
      <text:p text:style-name="P10">Add insights and worth.</text:p>
      <text:p text:style-name="P10"/>
      <text:p text:style-name="P10"/>
      <text:p text:style-name="P10"/>
      <text:p text:style-name="P3">Research Questions</text:p>
      <text:p text:style-name="P3"/>
      <text:p text:style-name="P4">Significance,worth and important one to address <text:span text:style-name="T32">it</text:span></text:p>
      <text:p text:style-name="P13">The main problem can be broken into three research questions <text:span text:style-name="T33">which ultimately provides us with a solution.</text:span></text:p>
      <text:p text:style-name="P3"/>
      <text:list xml:id="list3477255717" text:style-name="L1">
        <text:list-item>
          <text:p text:style-name="P16">What types of media are generally used by people in their comments?</text:p>
        </text:list-item>
      </text:list>
      <text:p text:style-name="P11"><text:tab/></text:p>
      <text:p text:style-name="P11"><text:span text:style-name="T34">Just before we start working on the problem, we need to know what are we dealing with. </text:span><text:span text:style-name="T35">The subreddit that we are working on comprises of posts and comments. </text:span><text:span text:style-name="T36">The information expressed through the comments and posts can be in the form of images, articles, videos etc. </text:span><text:span text:style-name="T37">Therefore, we need to analyse </text:span><text:span text:style-name="T38">what people generally use to express themselves. </text:span><text:span text:style-name="T39">This gives us some prior knowledge on what means the individuals prefer </text:span><text:span text:style-name="T40">to exchange their opinions, </text:span><text:span text:style-name="T41">or what is the </text:span><text:soft-page-break/><text:span text:style-name="T41">dominant way of communication. </text:span><text:span text:style-name="T42">This knowledge </text:span><text:span text:style-name="T48">will further </text:span><text:span text:style-name="T42">be used in the upcoming </text:span><text:span text:style-name="T49">stages</text:span><text:span text:style-name="T42"> </text:span><text:span text:style-name="T45">as t</text:span><text:span text:style-name="T43">he algorithms/approaches that </text:span><text:span text:style-name="T46">are </text:span><text:span text:style-name="T43">require</text:span><text:span text:style-name="T46">d</text:span><text:span text:style-name="T43"> to solve </text:span><text:span text:style-name="T47">the</text:span><text:span text:style-name="T43"> problem is different for different types of </text:span><text:span text:style-name="T44">data. </text:span><text:span text:style-name="T50">H</text:span><text:span text:style-name="T44">ence, it </text:span><text:span text:style-name="T51">is</text:span><text:span text:style-name="T44"> crucial to get an idea of what we would dealing with.</text:span></text:p>
      <text:p text:style-name="P11"/>
      <text:list xml:id="list225349653099121" text:continue-numbering="true" text:style-name="L1">
        <text:list-item>
          <text:p text:style-name="P17">How do people structure their views using the <text:span text:style-name="T52">various </text:span>form<text:span text:style-name="T54">s</text:span> of <text:span text:style-name="T53">data</text:span>?</text:p>
        </text:list-item>
      </text:list>
      <text:p text:style-name="P12"/>
      <text:p text:style-name="P14">After we receive the major components of data types we are working with, it is <text:span text:style-name="T56">cardinal</text:span> <text:span text:style-name="T55">that ways through which these data types are used is also captured. </text:span><text:span text:style-name="T57">There are cases in which the commentators combine the two or more distinct categories of data. </text:span><text:span text:style-name="T58">For example, both images and text </text:span><text:span text:style-name="T59">are used </text:span><text:span text:style-name="T58">to </text:span><text:span text:style-name="T60">prove one’s</text:span><text:span text:style-name="T58"> point, or </text:span><text:span text:style-name="T61">the use of only text is made in the argument.</text:span></text:p>
      <text:p text:style-name="P14"/>
      <text:p text:style-name="P15">We may come across some intriguing relationships amongst the various media. <text:span text:style-name="T62">The use of images with text may hold more strength in persuasion than images alone or adding the link of a video as a standalone comment may appear as dominant. </text:span><text:span text:style-name="T63">The main focus of this question does not rely upon finding the hidden relationships amongst the data, but this is something that can be inferred as we traverse through the varied compositions of comment</text:span><text:span text:style-name="T64">s</text:span><text:span text:style-name="T63">.</text:span></text:p>
      <text:p text:style-name="P12"/>
      <text:list xml:id="list225349107058004" text:continue-numbering="true" text:style-name="L1">
        <text:list-item>
          <text:p text:style-name="P18">What is the composition of the dominant influential type of <text:span text:style-name="T31">data</text:span> ?</text:p>
        </text:list-item>
      </text:list>
      <text:p text:style-name="P19"/>
      <text:p text:style-name="P20">The answer to this question relies on the outcome of the first research question. <text:span text:style-name="T65">There can be two cases which can be presented before talking about this particular question. </text:span><text:span text:style-name="T66">The first and most unlikely case being the usage of all forms of data coming out to be as equal </text:span><text:span text:style-name="T67">which states that the influential power of all types of data being equal </text:span><text:span text:style-name="T68">which will make this question redundant.</text:span></text:p>
      <text:p text:style-name="P20"/>
      <text:p text:style-name="P21">The second case stating one specific composition <text:span text:style-name="T69">emerging as dominant amongst the others. </text:span><text:span text:style-name="T70">This </text:span><text:span text:style-name="T71">will</text:span><text:span text:style-name="T70"> then be analysed to see if it is used with some other forms of data or not. </text:span><text:span text:style-name="T72">Some specific statistics like the number of individuals using this form of comments, the proportion of this category in the comments that was able to influence and </text:span><text:span text:style-name="T73">the comments that was unable to change view of the original poster. </text:span></text:p>
      <text:p text:style-name="P21"/>
      <text:p text:style-name="P22"><text:span text:style-name="T75">The second case is a crucial aspect that also holds the scope to a potential future research project. </text:span><text:span text:style-name="T76">It </text:span>can yield further study on why this particular form <text:span text:style-name="T74">has the most persuasive force, what are the other forms that can be combined to increment or detriment the convincing ability of this type, </text:span><text:span text:style-name="T77">does it relate to what the influential people use in their speeches/posts to communicate with the masses, etc. </text:span><text:span text:style-name="T78">Therefore, the last research questions build upon the above sub-problems and lays the foundation for a future research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02:59:22.296079998</meta:creation-date>
    <dc:date>2022-04-24T22:53:08.301450210</dc:date>
    <meta:editing-duration>PT2H53M35S</meta:editing-duration>
    <meta:editing-cycles>154</meta:editing-cycles>
    <meta:generator>LibreOffice/6.4.7.2$Linux_X86_64 LibreOffice_project/40$Build-2</meta:generator>
    <meta:document-statistic meta:table-count="0" meta:image-count="0" meta:object-count="0" meta:page-count="2" meta:paragraph-count="21" meta:word-count="854" meta:character-count="5047" meta:non-whitespace-character-count="4211"/>
  </office:meta>
</office:document-meta>
</file>